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Verdana" fo:font-size="14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Verdana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Verdana"/>
    </style:style>
  </office:automatic-styles>
  <office:body>
    <office:spreadsheet>
      <table:table table:name="Patrick Kracht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5" table:number-rows-spanned="1">
            <text:p>Wochenstunden von Patrick Kracht</text:p>
          </table:table-cell>
          <table:covered-table-cell table:number-columns-repeated="4" table:style-name="ce5"/>
          <table:table-cell table:style-name="ce5" table:number-columns-repeated="1019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3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10:32:57 Uhr</text:p>
          </table:table-cell>
          <table:table-cell table:style-name="ce6" office:value-type="string">
            <text:p>18:43:45 Uhr</text:p>
          </table:table-cell>
          <table:table-cell table:style-name="ce9" office:value-type="time" office:time-value="PT08H10M48S">
            <text:p>08:10:4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6:52:45 Uhr</text:p>
          </table:table-cell>
          <table:table-cell table:style-name="ce6" office:value-type="string">
            <text:p>23:40:29 Uhr</text:p>
          </table:table-cell>
          <table:table-cell table:style-name="ce9" office:value-type="time" office:time-value="PT15H03M25S">
            <text:p>15:03:2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7:45:29 Uhr</text:p>
          </table:table-cell>
          <table:table-cell table:style-name="ce6" office:value-type="string">
            <text:p>13:59:44 Uhr</text:p>
          </table:table-cell>
          <table:table-cell table:style-name="ce9" office:value-type="time" office:time-value="PT06H14M15S">
            <text:p>06:14:1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6:44:51 Uhr</text:p>
          </table:table-cell>
          <table:table-cell table:style-name="ce6" office:value-type="string">
            <text:p>16:31:03 Uhr</text:p>
          </table:table-cell>
          <table:table-cell table:style-name="ce9" office:value-type="time" office:time-value="PT09H46M12S">
            <text:p>09:46:1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09:10:25 Uhr</text:p>
          </table:table-cell>
          <table:table-cell table:style-name="ce6" office:value-type="string">
            <text:p>11:25:48 Uhr</text:p>
          </table:table-cell>
          <table:table-cell table:style-name="ce9" office:value-type="time" office:time-value="PT02H15M23S">
            <text:p>02:15:2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09:09:50 Uhr</text:p>
          </table:table-cell>
          <table:table-cell table:style-name="ce6" office:value-type="string">
            <text:p>15:56:24 Uhr</text:p>
          </table:table-cell>
          <table:table-cell table:style-name="ce9" office:value-type="time" office:time-value="PT06H04M00S">
            <text:p>06:04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26:04 Uhr</text:p>
          </table:table-cell>
          <table:table-cell table:style-name="ce6" office:value-type="string">
            <text:p>18:45:34 Uhr</text:p>
          </table:table-cell>
          <table:table-cell table:style-name="ce9" office:value-type="time" office:time-value="PT08H19M33S">
            <text:p>08:19:3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6:20:23 Uhr</text:p>
          </table:table-cell>
          <table:table-cell table:style-name="ce6" office:value-type="string">
            <text:p>17:23:05 Uhr</text:p>
          </table:table-cell>
          <table:table-cell table:style-name="ce9" office:value-type="time" office:time-value="PT11H02M42S">
            <text:p>11:02:4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7:20:10 Uhr</text:p>
          </table:table-cell>
          <table:table-cell table:style-name="ce6" office:value-type="string">
            <text:p>21:29:55 Uhr</text:p>
          </table:table-cell>
          <table:table-cell table:style-name="ce9" office:value-type="time" office:time-value="PT10H00M40S">
            <text:p>10:00:4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7:22:32 Uhr</text:p>
          </table:table-cell>
          <table:table-cell table:style-name="ce6" office:value-type="string">
            <text:p>18:51:30 Uhr</text:p>
          </table:table-cell>
          <table:table-cell table:style-name="ce9" office:value-type="time" office:time-value="PT11H28M58S">
            <text:p>11:28:5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7:16:23 Uhr</text:p>
          </table:table-cell>
          <table:table-cell table:style-name="ce6" office:value-type="string">
            <text:p>20:03:15 Uhr</text:p>
          </table:table-cell>
          <table:table-cell table:style-name="ce9" office:value-type="time" office:time-value="PT10H40M29S">
            <text:p>10:40:2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08:08:47 Uhr</text:p>
          </table:table-cell>
          <table:table-cell table:style-name="ce6" office:value-type="string">
            <text:p>23:24:19 Uhr</text:p>
          </table:table-cell>
          <table:table-cell table:style-name="ce9" office:value-type="time" office:time-value="PT11H36M45S">
            <text:p>11:36:4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0:59:45 Uhr</text:p>
          </table:table-cell>
          <table:table-cell table:style-name="ce6" office:value-type="string">
            <text:p>12:34:57 Uhr</text:p>
          </table:table-cell>
          <table:table-cell table:style-name="ce9" office:value-type="time" office:time-value="PT01H35M12S">
            <text:p>01:35:1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46:21 Uhr</text:p>
          </table:table-cell>
          <table:table-cell table:style-name="ce6" office:value-type="string">
            <text:p>13:32:15 Uhr</text:p>
          </table:table-cell>
          <table:table-cell table:style-name="ce9" office:value-type="time" office:time-value="PT04H45M54S">
            <text:p>04:45:5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6:27:24 Uhr</text:p>
          </table:table-cell>
          <table:table-cell table:style-name="ce6" office:value-type="string">
            <text:p>14:49:58 Uhr</text:p>
          </table:table-cell>
          <table:table-cell table:style-name="ce9" office:value-type="time" office:time-value="PT07H37M06S">
            <text:p>07:37:0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6:32:23 Uhr</text:p>
          </table:table-cell>
          <table:table-cell table:style-name="ce6" office:value-type="string">
            <text:p>22:56:42 Uhr</text:p>
          </table:table-cell>
          <table:table-cell table:style-name="ce9" office:value-type="time" office:time-value="PT15H34M27S">
            <text:p>15:34:2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40:28 Uhr</text:p>
          </table:table-cell>
          <table:table-cell table:style-name="ce6" office:value-type="string">
            <text:p>16:21:55 Uhr</text:p>
          </table:table-cell>
          <table:table-cell table:style-name="ce9" office:value-type="time" office:time-value="PT06H43M30S">
            <text:p>06:43:3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11:51:14 Uhr</text:p>
          </table:table-cell>
          <table:table-cell table:style-name="ce6" office:value-type="string">
            <text:p>14:24:48 Uhr</text:p>
          </table:table-cell>
          <table:table-cell table:style-name="ce9" office:value-type="time" office:time-value="PT02H33M34S">
            <text:p>02:33:3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0:15:55 Uhr</text:p>
          </table:table-cell>
          <table:table-cell table:style-name="ce6" office:value-type="string">
            <text:p>12:21:40 Uhr</text:p>
          </table:table-cell>
          <table:table-cell table:style-name="ce9" office:value-type="time" office:time-value="PT02H05M45S">
            <text:p>02:05:4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8:12:59 Uhr</text:p>
          </table:table-cell>
          <table:table-cell table:style-name="ce6" office:value-type="string">
            <text:p>15:35:43 Uhr</text:p>
          </table:table-cell>
          <table:table-cell table:style-name="ce9" office:value-type="time" office:time-value="PT07H22M44S">
            <text:p>07:22:4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6:20:35 Uhr</text:p>
          </table:table-cell>
          <table:table-cell table:style-name="ce6" office:value-type="string">
            <text:p>15:56:53 Uhr</text:p>
          </table:table-cell>
          <table:table-cell table:style-name="ce9" office:value-type="time" office:time-value="PT09H36M18S">
            <text:p>09:36:1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6:54 Uhr</text:p>
          </table:table-cell>
          <table:table-cell table:style-name="ce6" office:value-type="string">
            <text:p>16:43:34 Uhr</text:p>
          </table:table-cell>
          <table:table-cell table:style-name="ce9" office:value-type="time" office:time-value="PT08H36M40S">
            <text:p>08:36:4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18:44:04 Uhr</text:p>
          </table:table-cell>
          <table:table-cell table:style-name="ce9" office:value-type="time" office:time-value="PT11H03M30S">
            <text:p>11:03:3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6:31:04 Uhr</text:p>
          </table:table-cell>
          <table:table-cell table:style-name="ce6" office:value-type="string">
            <text:p>20:27:55 Uhr</text:p>
          </table:table-cell>
          <table:table-cell table:style-name="ce9" office:value-type="time" office:time-value="PT12H10M58S">
            <text:p>12:10:5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6:27:54 Uhr</text:p>
          </table:table-cell>
          <table:table-cell table:style-name="ce6" office:value-type="string">
            <text:p>22:59:34 Uhr</text:p>
          </table:table-cell>
          <table:table-cell table:style-name="ce9" office:value-type="time" office:time-value="PT13H02M00S">
            <text:p>13:02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08:44:39 Uhr</text:p>
          </table:table-cell>
          <table:table-cell table:style-name="ce6" office:value-type="string">
            <text:p>18:01:07 Uhr</text:p>
          </table:table-cell>
          <table:table-cell table:style-name="ce9" office:value-type="time" office:time-value="PT08H18M47S">
            <text:p>08:18:4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7:20:53 Uhr</text:p>
          </table:table-cell>
          <table:table-cell table:style-name="ce6" office:value-type="string">
            <text:p>20:08:35 Uhr</text:p>
          </table:table-cell>
          <table:table-cell table:style-name="ce9" office:value-type="time" office:time-value="PT12H06M26S">
            <text:p>12:06:2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5:37:45 Uhr</text:p>
          </table:table-cell>
          <table:table-cell table:style-name="ce6" office:value-type="string">
            <text:p>16:52:27 Uhr</text:p>
          </table:table-cell>
          <table:table-cell table:style-name="ce9" office:value-type="time" office:time-value="PT11H14M42S">
            <text:p>11:14:4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6:22:26 Uhr</text:p>
          </table:table-cell>
          <table:table-cell table:style-name="ce6" office:value-type="string">
            <text:p>01:47:35 Uhr</text:p>
          </table:table-cell>
          <table:table-cell table:style-name="ce9" office:value-type="time" office:time-value="PT15H04M49S">
            <text:p>15:04:4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1:45:46 Uhr</text:p>
          </table:table-cell>
          <table:table-cell table:style-name="ce6" office:value-type="string">
            <text:p>20:14:53 Uhr</text:p>
          </table:table-cell>
          <table:table-cell table:style-name="ce9" office:value-type="time" office:time-value="PT07H54M59S">
            <text:p>07:54:5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01:11:44 Uhr</text:p>
          </table:table-cell>
          <table:table-cell table:style-name="ce9" office:value-type="time" office:time-value="PT18H17M41S">
            <text:p>18:17:41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9:32:28 Uhr</text:p>
          </table:table-cell>
          <table:table-cell table:style-name="ce6" office:value-type="string">
            <text:p>01:03:53 Uhr</text:p>
          </table:table-cell>
          <table:table-cell table:style-name="ce9" office:value-type="time" office:time-value="PT13H30M12S">
            <text:p>13:30:1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08:39:14 Uhr</text:p>
          </table:table-cell>
          <table:table-cell table:style-name="ce6" office:value-type="string">
            <text:p>03:12:17 Uhr</text:p>
          </table:table-cell>
          <table:table-cell table:style-name="ce9" office:value-type="time" office:time-value="PT17H03M43S">
            <text:p>17:03:4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52:45 Uhr</text:p>
          </table:table-cell>
          <table:table-cell table:style-name="ce6" office:value-type="string">
            <text:p>21:23:18 Uhr</text:p>
          </table:table-cell>
          <table:table-cell table:style-name="ce9" office:value-type="time" office:time-value="PT11H30M33S">
            <text:p>11:30:3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9:10:34 Uhr</text:p>
          </table:table-cell>
          <table:table-cell table:style-name="ce6" office:value-type="string">
            <text:p>00:57:21 Uhr</text:p>
          </table:table-cell>
          <table:table-cell table:style-name="ce9" office:value-type="time" office:time-value="PT12H34M15S">
            <text:p>12:34:1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01:29:24 Uhr</text:p>
          </table:table-cell>
          <table:table-cell table:style-name="ce9" office:value-type="time" office:time-value="PT13H26M33S">
            <text:p>13:26:3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2:14:39 Uhr</text:p>
          </table:table-cell>
          <table:table-cell table:style-name="ce9" office:value-type="time" office:time-value="PT12H25M52S">
            <text:p>12:25:5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18:21 Uhr</text:p>
          </table:table-cell>
          <table:table-cell table:style-name="ce6" office:value-type="string">
            <text:p>18:40:00 Uhr</text:p>
          </table:table-cell>
          <table:table-cell table:style-name="ce9" office:value-type="time" office:time-value="PT11H21M39S">
            <text:p>11:21:3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2:19 Uhr</text:p>
          </table:table-cell>
          <table:table-cell table:style-name="ce6" office:value-type="string">
            <text:p>01:38:03 Uhr</text:p>
          </table:table-cell>
          <table:table-cell table:style-name="ce9" office:value-type="time" office:time-value="PT16H06M46S">
            <text:p>16:06:4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0:26:22 Uhr</text:p>
          </table:table-cell>
          <table:table-cell table:style-name="ce6" office:value-type="string">
            <text:p>02:10:19 Uhr</text:p>
          </table:table-cell>
          <table:table-cell table:style-name="ce9" office:value-type="time" office:time-value="PT15H43M57S">
            <text:p>15:43:5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0:53:23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09H18M55S">
            <text:p>09:18:5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5:46:14 Uhr</text:p>
          </table:table-cell>
          <table:table-cell table:style-name="ce6" office:value-type="string">
            <text:p>22:12:45 Uhr</text:p>
          </table:table-cell>
          <table:table-cell table:style-name="ce9" office:value-type="time" office:time-value="PT14H36M39S">
            <text:p>14:36:3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05:43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10H24M17S">
            <text:p>10:24:1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15:01 Uhr</text:p>
          </table:table-cell>
          <table:table-cell table:style-name="ce6" office:value-type="string">
            <text:p>21:40:36 Uhr</text:p>
          </table:table-cell>
          <table:table-cell table:style-name="ce9" office:value-type="time" office:time-value="PT13H25M35S">
            <text:p>13:25:3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19:0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457H57M08S">
            <text:p>457:57:08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orsten Moll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5" table:number-rows-spanned="1">
            <text:p>Wochenstunden von Thorsten Moll</text:p>
          </table:table-cell>
          <table:covered-table-cell table:number-columns-repeated="4" table:style-name="ce5"/>
          <table:table-cell table:style-name="ce5" table:number-columns-repeated="1019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3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8H00M00S">
            <text:p>08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6H00M00S">
            <text:p>06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1H00M00S">
            <text:p>11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6:30:00 Uhr</text:p>
          </table:table-cell>
          <table:table-cell table:style-name="ce9" office:value-type="time" office:time-value="PT07H30M00S">
            <text:p>07:3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5H00M00S">
            <text:p>05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5H00M00S">
            <text:p>05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4H30M00S">
            <text:p>04:3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45:00 Uhr</text:p>
          </table:table-cell>
          <table:table-cell table:style-name="ce9" office:value-type="time" office:time-value="PT10H00M00S">
            <text:p>1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16:35:07 Uhr</text:p>
          </table:table-cell>
          <table:table-cell table:style-name="ce9" office:value-type="time" office:time-value="PT08H30M07S">
            <text:p>08:30:0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18:02 Uhr</text:p>
          </table:table-cell>
          <table:table-cell table:style-name="ce6" office:value-type="string">
            <text:p>19:33:24 Uhr</text:p>
          </table:table-cell>
          <table:table-cell table:style-name="ce9" office:value-type="time" office:time-value="PT09H07M19S">
            <text:p>09:07:1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7:58:47 Uhr</text:p>
          </table:table-cell>
          <table:table-cell table:style-name="ce6" office:value-type="string">
            <text:p>16:44:44 Uhr</text:p>
          </table:table-cell>
          <table:table-cell table:style-name="ce9" office:value-type="time" office:time-value="PT08H45M57S">
            <text:p>08:45:5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6:45:56 Uhr</text:p>
          </table:table-cell>
          <table:table-cell table:style-name="ce6" office:value-type="string">
            <text:p>17:59:55 Uhr</text:p>
          </table:table-cell>
          <table:table-cell table:style-name="ce9" office:value-type="time" office:time-value="PT01H13M59S">
            <text:p>01:13:5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15:20:50 Uhr</text:p>
          </table:table-cell>
          <table:table-cell table:style-name="ce6" office:value-type="string">
            <text:p>23:04:16 Uhr</text:p>
          </table:table-cell>
          <table:table-cell table:style-name="ce9" office:value-type="time" office:time-value="PT04H52M29S">
            <text:p>04:52:2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8:13:59 Uhr</text:p>
          </table:table-cell>
          <table:table-cell table:style-name="ce6" office:value-type="string">
            <text:p>20:53:40 Uhr</text:p>
          </table:table-cell>
          <table:table-cell table:style-name="ce9" office:value-type="time" office:time-value="PT10H46M07S">
            <text:p>10:46:0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5:18 Uhr</text:p>
          </table:table-cell>
          <table:table-cell table:style-name="ce6" office:value-type="string">
            <text:p>19:20:32 Uhr</text:p>
          </table:table-cell>
          <table:table-cell table:style-name="ce9" office:value-type="time" office:time-value="PT09H20M27S">
            <text:p>09:20:2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03:50 Uhr</text:p>
          </table:table-cell>
          <table:table-cell table:style-name="ce6" office:value-type="string">
            <text:p>17:57:42 Uhr</text:p>
          </table:table-cell>
          <table:table-cell table:style-name="ce9" office:value-type="time" office:time-value="PT09H53M52S">
            <text:p>09:53:5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7:40 Uhr</text:p>
          </table:table-cell>
          <table:table-cell table:style-name="ce6" office:value-type="string">
            <text:p>17:58:29 Uhr</text:p>
          </table:table-cell>
          <table:table-cell table:style-name="ce9" office:value-type="time" office:time-value="PT10H00M49S">
            <text:p>10:00:4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13:17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10H09M35S">
            <text:p>10:09:3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5:21 Uhr</text:p>
          </table:table-cell>
          <table:table-cell table:style-name="ce9" office:value-type="time" office:time-value="PT03H15M54S">
            <text:p>03:15:5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16:05:07 Uhr</text:p>
          </table:table-cell>
          <table:table-cell table:style-name="ce6" office:value-type="string">
            <text:p>23:07:46 Uhr</text:p>
          </table:table-cell>
          <table:table-cell table:style-name="ce9" office:value-type="time" office:time-value="PT06H04M12S">
            <text:p>06:04:1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7:10 Uhr</text:p>
          </table:table-cell>
          <table:table-cell table:style-name="ce6" office:value-type="string">
            <text:p>16:55:06 Uhr</text:p>
          </table:table-cell>
          <table:table-cell table:style-name="ce9" office:value-type="time" office:time-value="PT08H57M56S">
            <text:p>08:57:5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5:54 Uhr</text:p>
          </table:table-cell>
          <table:table-cell table:style-name="ce6" office:value-type="string">
            <text:p>16:46:00 Uhr</text:p>
          </table:table-cell>
          <table:table-cell table:style-name="ce9" office:value-type="time" office:time-value="PT08H50M06S">
            <text:p>08:50:0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56:52 Uhr</text:p>
          </table:table-cell>
          <table:table-cell table:style-name="ce6" office:value-type="string">
            <text:p>16:55:10 Uhr</text:p>
          </table:table-cell>
          <table:table-cell table:style-name="ce9" office:value-type="time" office:time-value="PT08H58M18S">
            <text:p>08:58:1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8:05:57 Uhr</text:p>
          </table:table-cell>
          <table:table-cell table:style-name="ce6" office:value-type="string">
            <text:p>17:57:41 Uhr</text:p>
          </table:table-cell>
          <table:table-cell table:style-name="ce9" office:value-type="time" office:time-value="PT09H51M44S">
            <text:p>09:51:4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8:01:58 Uhr</text:p>
          </table:table-cell>
          <table:table-cell table:style-name="ce6" office:value-type="string">
            <text:p>21:36:01 Uhr</text:p>
          </table:table-cell>
          <table:table-cell table:style-name="ce9" office:value-type="time" office:time-value="PT11H39M26S">
            <text:p>11:39:2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13:44:14 Uhr</text:p>
          </table:table-cell>
          <table:table-cell table:style-name="ce6" office:value-type="string">
            <text:p>21:14:39 Uhr</text:p>
          </table:table-cell>
          <table:table-cell table:style-name="ce9" office:value-type="time" office:time-value="PT06H20M03S">
            <text:p>06:20:0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13:32:51 Uhr</text:p>
          </table:table-cell>
          <table:table-cell table:style-name="ce6" office:value-type="string">
            <text:p>21:15:11 Uhr</text:p>
          </table:table-cell>
          <table:table-cell table:style-name="ce9" office:value-type="time" office:time-value="PT05H55M21S">
            <text:p>05:55:21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1:51 Uhr</text:p>
          </table:table-cell>
          <table:table-cell table:style-name="ce6" office:value-type="string">
            <text:p>17:40:21 Uhr</text:p>
          </table:table-cell>
          <table:table-cell table:style-name="ce9" office:value-type="time" office:time-value="PT09H38M30S">
            <text:p>09:38:3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17:56:07 Uhr</text:p>
          </table:table-cell>
          <table:table-cell table:style-name="ce9" office:value-type="time" office:time-value="PT09H48M18S">
            <text:p>09:48:1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02:53 Uhr</text:p>
          </table:table-cell>
          <table:table-cell table:style-name="ce6" office:value-type="string">
            <text:p>21:42:54 Uhr</text:p>
          </table:table-cell>
          <table:table-cell table:style-name="ce9" office:value-type="time" office:time-value="PT11H28M48S">
            <text:p>11:28:4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32 Uhr</text:p>
          </table:table-cell>
          <table:table-cell table:style-name="ce6" office:value-type="string">
            <text:p>18:44:15 Uhr</text:p>
          </table:table-cell>
          <table:table-cell table:style-name="ce9" office:value-type="time" office:time-value="PT10H41M43S">
            <text:p>10:41:4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8:01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50M46S">
            <text:p>09:50:4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3:11:22 Uhr</text:p>
          </table:table-cell>
          <table:table-cell table:style-name="ce6" office:value-type="string">
            <text:p>22:56:22 Uhr</text:p>
          </table:table-cell>
          <table:table-cell table:style-name="ce9" office:value-type="time" office:time-value="PT07H31M22S">
            <text:p>07:31:2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3:28:03 Uhr</text:p>
          </table:table-cell>
          <table:table-cell table:style-name="ce6" office:value-type="string">
            <text:p>23:42:18 Uhr</text:p>
          </table:table-cell>
          <table:table-cell table:style-name="ce9" office:value-type="time" office:time-value="PT08H25M42S">
            <text:p>08:25:4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8:04:54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45M06S">
            <text:p>10:45:0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23:13:46 Uhr</text:p>
          </table:table-cell>
          <table:table-cell table:style-name="ce9" office:value-type="time" office:time-value="PT11H33M52S">
            <text:p>11:33:5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07:41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1H42M19S">
            <text:p>11:42:1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05:2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5H00M07S">
            <text:p>365:00:07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lentin Kunz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5" table:number-rows-spanned="1">
            <text:p>Wochenstunden von Valentin Kunz</text:p>
          </table:table-cell>
          <table:covered-table-cell table:number-columns-repeated="4" table:style-name="ce5"/>
          <table:table-cell table:style-name="ce5" table:number-columns-repeated="1019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3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9:30:00 Uhr</text:p>
          </table:table-cell>
          <table:table-cell table:style-name="ce6" office:value-type="string">
            <text:p>11:30:00 Uhr</text:p>
          </table:table-cell>
          <table:table-cell table:style-name="ce9" office:value-type="time" office:time-value="PT02H00M00S">
            <text:p>02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7:3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30M00S">
            <text:p>10:3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07H00M00S">
            <text:p>07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10:3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6H30M00S">
            <text:p>06:3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3H00M00S">
            <text:p>03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7H00M00S">
            <text:p>07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5H00M00S">
            <text:p>05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50:51 Uhr</text:p>
          </table:table-cell>
          <table:table-cell table:style-name="ce9" office:value-type="time" office:time-value="PT06H50M51S">
            <text:p>06:50:51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25:44 Uhr</text:p>
          </table:table-cell>
          <table:table-cell table:style-name="ce6" office:value-type="string">
            <text:p>16:05:00 Uhr</text:p>
          </table:table-cell>
          <table:table-cell table:style-name="ce9" office:value-type="time" office:time-value="PT07H39M16S">
            <text:p>07:39:1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21:57 Uhr</text:p>
          </table:table-cell>
          <table:table-cell table:style-name="ce6" office:value-type="string">
            <text:p>16:45:24 Uhr</text:p>
          </table:table-cell>
          <table:table-cell table:style-name="ce9" office:value-type="time" office:time-value="PT08H23M27S">
            <text:p>08:23:2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20:47 Uhr</text:p>
          </table:table-cell>
          <table:table-cell table:style-name="ce6" office:value-type="string">
            <text:p>16:40:43 Uhr</text:p>
          </table:table-cell>
          <table:table-cell table:style-name="ce9" office:value-type="time" office:time-value="PT07H19M56S">
            <text:p>07:19:5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7:55:32 Uhr</text:p>
          </table:table-cell>
          <table:table-cell table:style-name="ce6" office:value-type="string">
            <text:p>16:43:06 Uhr</text:p>
          </table:table-cell>
          <table:table-cell table:style-name="ce9" office:value-type="time" office:time-value="PT08H47M34S">
            <text:p>08:47:3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43 Uhr</text:p>
          </table:table-cell>
          <table:table-cell table:style-name="ce6" office:value-type="string">
            <text:p>16:42:38 Uhr</text:p>
          </table:table-cell>
          <table:table-cell table:style-name="ce9" office:value-type="time" office:time-value="PT08H27M55S">
            <text:p>08:27:5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9:37:48 Uhr</text:p>
          </table:table-cell>
          <table:table-cell table:style-name="ce6" office:value-type="string">
            <text:p>17:58:00 Uhr</text:p>
          </table:table-cell>
          <table:table-cell table:style-name="ce9" office:value-type="time" office:time-value="PT08H20M12S">
            <text:p>08:20:1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7:47:07 Uhr</text:p>
          </table:table-cell>
          <table:table-cell table:style-name="ce6" office:value-type="string">
            <text:p>16:44:00 Uhr</text:p>
          </table:table-cell>
          <table:table-cell table:style-name="ce9" office:value-type="time" office:time-value="PT08H56M53S">
            <text:p>08:56:5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3:59:59 Uhr</text:p>
          </table:table-cell>
          <table:table-cell table:style-name="ce9" office:value-type="time" office:time-value="PT14H59M59S">
            <text:p>14:59:5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6:55 Uhr</text:p>
          </table:table-cell>
          <table:table-cell table:style-name="ce6" office:value-type="string">
            <text:p>00:03:04 Uhr</text:p>
          </table:table-cell>
          <table:table-cell table:style-name="ce9" office:value-type="time" office:time-value="PT11H42M57S">
            <text:p>11:42:5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0:15 Uhr</text:p>
          </table:table-cell>
          <table:table-cell table:style-name="ce6" office:value-type="string">
            <text:p>23:55:20 Uhr</text:p>
          </table:table-cell>
          <table:table-cell table:style-name="ce9" office:value-type="time" office:time-value="PT12H11M35S">
            <text:p>12:11:3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43:39 Uhr</text:p>
          </table:table-cell>
          <table:table-cell table:style-name="ce6" office:value-type="string">
            <text:p>22:48:00 Uhr</text:p>
          </table:table-cell>
          <table:table-cell table:style-name="ce9" office:value-type="time" office:time-value="PT12H00M34S">
            <text:p>12:00:3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7:50:31 Uhr</text:p>
          </table:table-cell>
          <table:table-cell table:style-name="ce6" office:value-type="string">
            <text:p>23:08:19 Uhr</text:p>
          </table:table-cell>
          <table:table-cell table:style-name="ce9" office:value-type="time" office:time-value="PT11H54M34S">
            <text:p>11:54:3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7:48:02 Uhr</text:p>
          </table:table-cell>
          <table:table-cell table:style-name="ce6" office:value-type="string">
            <text:p>23:59:53 Uhr</text:p>
          </table:table-cell>
          <table:table-cell table:style-name="ce9" office:value-type="time" office:time-value="PT12H17M59S">
            <text:p>12:17:5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00:27 Uhr</text:p>
          </table:table-cell>
          <table:table-cell table:style-name="ce6" office:value-type="string">
            <text:p>23:55:25 Uhr</text:p>
          </table:table-cell>
          <table:table-cell table:style-name="ce9" office:value-type="time" office:time-value="PT14H54M58S">
            <text:p>14:54:5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0:02:33 Uhr</text:p>
          </table:table-cell>
          <table:table-cell table:style-name="ce9" office:value-type="time" office:time-value="PT12H09M21S">
            <text:p>12:09:21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02:00:00 Uhr</text:p>
          </table:table-cell>
          <table:table-cell table:style-name="ce9" office:value-type="time" office:time-value="PT14H07M36S">
            <text:p>14:07:36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4:14 Uhr</text:p>
          </table:table-cell>
          <table:table-cell table:style-name="ce6" office:value-type="string">
            <text:p>18:46:16 Uhr</text:p>
          </table:table-cell>
          <table:table-cell table:style-name="ce9" office:value-type="time" office:time-value="PT09H42M02S">
            <text:p>09:42:0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48:10 Uhr</text:p>
          </table:table-cell>
          <table:table-cell table:style-name="ce6" office:value-type="string">
            <text:p>18:44:22 Uhr</text:p>
          </table:table-cell>
          <table:table-cell table:style-name="ce9" office:value-type="time" office:time-value="PT10H56M12S">
            <text:p>10:56:1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45:15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03M32S">
            <text:p>09:03:3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07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2H00M00S">
            <text:p>12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7:50:26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59M34S">
            <text:p>10:59:3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5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9H40M00S">
            <text:p>09:4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7:47:46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2H02M14S">
            <text:p>12:02:1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57:31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4" table:number-rows-repeated="6">
          <table:table-cell table:style-name="ce14" table:number-columns-repeated="4"/>
          <table:table-cell table:style-name="ce15"/>
          <table:table-cell table:style-name="ce1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51H39M44S">
            <text:p>351:39:44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stantin Balabin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5" table:number-rows-spanned="1">
            <text:p>Wochenstunden von Konstantin Balabin</text:p>
          </table:table-cell>
          <table:covered-table-cell table:number-columns-repeated="4" table:style-name="ce5"/>
          <table:table-cell table:style-name="ce5" table:number-columns-repeated="1019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3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1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50M00S">
            <text:p>07:5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4H45M00S">
            <text:p>04:45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8H45M00S">
            <text:p>08:45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1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7H50M00S">
            <text:p>07:5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6H00M00S">
            <text:p>06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30M00S">
            <text:p>07:3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41:21 Uhr</text:p>
          </table:table-cell>
          <table:table-cell table:style-name="ce9" office:value-type="time" office:time-value="PT16H16M21S">
            <text:p>16:16:21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5:45:00 Uhr</text:p>
          </table:table-cell>
          <table:table-cell table:style-name="ce9" office:value-type="time" office:time-value="PT07H15M00S">
            <text:p>07:15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9H00M00S">
            <text:p>09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3:00:00 Uhr</text:p>
          </table:table-cell>
          <table:table-cell table:style-name="ce9" office:value-type="time" office:time-value="PT07H00M00S">
            <text:p>07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41:34 Uhr</text:p>
          </table:table-cell>
          <table:table-cell table:style-name="ce9" office:value-type="time" office:time-value="PT09H49M22S">
            <text:p>09:49:2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9:20:00 Uhr</text:p>
          </table:table-cell>
          <table:table-cell table:style-name="ce6" office:value-type="string">
            <text:p>18:05:52 Uhr</text:p>
          </table:table-cell>
          <table:table-cell table:style-name="ce9" office:value-type="time" office:time-value="PT08H45M52S">
            <text:p>08:45:5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32:11 Uhr</text:p>
          </table:table-cell>
          <table:table-cell table:style-name="ce6" office:value-type="string">
            <text:p>16:51:49 Uhr</text:p>
          </table:table-cell>
          <table:table-cell table:style-name="ce9" office:value-type="time" office:time-value="PT07H19M38S">
            <text:p>07:19:3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07:45:12 Uhr</text:p>
          </table:table-cell>
          <table:table-cell table:style-name="ce6" office:value-type="string">
            <text:p>18:29:27 Uhr</text:p>
          </table:table-cell>
          <table:table-cell table:style-name="ce9" office:value-type="time" office:time-value="PT10H44M15S">
            <text:p>10:44:1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7:31:54 Uhr</text:p>
          </table:table-cell>
          <table:table-cell table:style-name="ce6" office:value-type="string">
            <text:p>16:22:12 Uhr</text:p>
          </table:table-cell>
          <table:table-cell table:style-name="ce9" office:value-type="time" office:time-value="PT08H50M18S">
            <text:p>08:50:1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19:47 Uhr</text:p>
          </table:table-cell>
          <table:table-cell table:style-name="ce9" office:value-type="time" office:time-value="PT09H27M35S">
            <text:p>09:27:35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6:14:04 Uhr</text:p>
          </table:table-cell>
          <table:table-cell table:style-name="ce9" office:value-type="time" office:time-value="PT18H13M52S">
            <text:p>18:13:5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27 Uhr</text:p>
          </table:table-cell>
          <table:table-cell table:style-name="ce6" office:value-type="string">
            <text:p>18:56:27 Uhr</text:p>
          </table:table-cell>
          <table:table-cell table:style-name="ce9" office:value-type="time" office:time-value="PT10H42M00S">
            <text:p>10:42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8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2M00S">
            <text:p>09:02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31:01 Uhr</text:p>
          </table:table-cell>
          <table:table-cell table:style-name="ce6" office:value-type="string">
            <text:p>17:45:33 Uhr</text:p>
          </table:table-cell>
          <table:table-cell table:style-name="ce9" office:value-type="time" office:time-value="PT09H14M32S">
            <text:p>09:14:32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31:43 Uhr</text:p>
          </table:table-cell>
          <table:table-cell table:style-name="ce6" office:value-type="string">
            <text:p>18:52:44 Uhr</text:p>
          </table:table-cell>
          <table:table-cell table:style-name="ce9" office:value-type="time" office:time-value="PT09H21M01S">
            <text:p>09:21:01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8:39:53 Uhr</text:p>
          </table:table-cell>
          <table:table-cell table:style-name="ce6" office:value-type="string">
            <text:p>21:45:05 Uhr</text:p>
          </table:table-cell>
          <table:table-cell table:style-name="ce9" office:value-type="time" office:time-value="PT22H06M11S">
            <text:p>22:06:11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8:27:43 Uhr</text:p>
          </table:table-cell>
          <table:table-cell table:style-name="ce6" office:value-type="string">
            <text:p>20:58:06 Uhr</text:p>
          </table:table-cell>
          <table:table-cell table:style-name="ce9" office:value-type="time" office:time-value="PT22H42M20S">
            <text:p>22:42:2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8:07:41 Uhr</text:p>
          </table:table-cell>
          <table:table-cell table:style-name="ce6" office:value-type="string">
            <text:p>05:14:48 Uhr</text:p>
          </table:table-cell>
          <table:table-cell table:style-name="ce9" office:value-type="time" office:time-value="PT11H07M07S">
            <text:p>11:07:0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10:23:48 Uhr</text:p>
          </table:table-cell>
          <table:table-cell table:style-name="ce6" office:value-type="string">
            <text:p>19:32:45 Uhr</text:p>
          </table:table-cell>
          <table:table-cell table:style-name="ce9" office:value-type="time" office:time-value="PT09H08M57S">
            <text:p>09:08:57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10:16:23 Uhr</text:p>
          </table:table-cell>
          <table:table-cell table:style-name="ce6" office:value-type="string">
            <text:p>18:44:52 Uhr</text:p>
          </table:table-cell>
          <table:table-cell table:style-name="ce9" office:value-type="time" office:time-value="PT08H28M29S">
            <text:p>08:28:29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7:48:45 Uhr</text:p>
          </table:table-cell>
          <table:table-cell table:style-name="ce6" office:value-type="string">
            <text:p>20:11:06 Uhr</text:p>
          </table:table-cell>
          <table:table-cell table:style-name="ce9" office:value-type="time" office:time-value="PT12H22M21S">
            <text:p>12:22:21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16:25 Uhr</text:p>
          </table:table-cell>
          <table:table-cell table:style-name="ce6" office:value-type="string">
            <text:p>18:21:33 Uhr</text:p>
          </table:table-cell>
          <table:table-cell table:style-name="ce9" office:value-type="time" office:time-value="PT10H05M08S">
            <text:p>10:05:08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28 Uhr</text:p>
          </table:table-cell>
          <table:table-cell table:style-name="ce6" office:value-type="string">
            <text:p>18:44:11 Uhr</text:p>
          </table:table-cell>
          <table:table-cell table:style-name="ce9" office:value-type="time" office:time-value="PT10H41M43S">
            <text:p>10:41:4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56:37 Uhr</text:p>
          </table:table-cell>
          <table:table-cell table:style-name="ce6" office:value-type="string">
            <text:p>21:24:10 Uhr</text:p>
          </table:table-cell>
          <table:table-cell table:style-name="ce9" office:value-type="time" office:time-value="PT13H05M23S">
            <text:p>13:05:23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11:20:03 Uhr</text:p>
          </table:table-cell>
          <table:table-cell table:style-name="ce6" office:value-type="string">
            <text:p>17:53:33 Uhr</text:p>
          </table:table-cell>
          <table:table-cell table:style-name="ce9" office:value-type="time" office:time-value="PT06H33M30S">
            <text:p>06:33:3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16:55:10 Uhr</text:p>
          </table:table-cell>
          <table:table-cell table:style-name="ce6" office:value-type="string">
            <text:p>22:37:54 Uhr</text:p>
          </table:table-cell>
          <table:table-cell table:style-name="ce9" office:value-type="time" office:time-value="PT05H42M44S">
            <text:p>05:42:4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21:51 Uhr</text:p>
          </table:table-cell>
          <table:table-cell table:style-name="ce6" office:value-type="string">
            <text:p>18:41:05 Uhr</text:p>
          </table:table-cell>
          <table:table-cell table:style-name="ce9" office:value-type="time" office:time-value="PT10H19M14S">
            <text:p>10:19:14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33:26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0"/>
          <table:table-cell table:style-name="ce12"/>
          <table:table-cell table:number-columns-repeated="1018"/>
        </table:table-row>
        <table:table-row table:style-name="ro4" table:number-rows-repeated="6">
          <table:table-cell table:style-name="ce14" table:number-columns-repeated="4"/>
          <table:table-cell table:style-name="ce15"/>
          <table:table-cell table:style-name="ce1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6H55M26S">
            <text:p>366:55:26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3">13.11.2008</text:date>, <text:time>11:4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 Kracht</meta:initial-creator>
    <meta:creation-date>2008-11-13T11:28:33.06</meta:creation-date>
    <dc:date>2008-11-13T11:49:24.12</dc:date>
    <dc:creator>Patrick Kracht</dc:creator>
    <meta:editing-duration>PT00H20M54S</meta:editing-duration>
    <meta:editing-cycles>11</meta:editing-cycles>
    <meta:generator>OpenOffice.org/3.0$Win32 OpenOffice.org_project/300m9$Build-9358</meta:generator>
    <meta:document-statistic meta:table-count="4" meta:cell-count="700" meta:object-count="0"/>
    <meta:user-defined meta:name="Info 1"/>
    <meta:user-defined meta:name="Info 2"/>
    <meta:user-defined meta:name="Info 3"/>
    <meta:user-defined meta:name="Info 4"/>
  </office:meta>
</office:document-meta>
</file>